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34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Test Table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office:value-type="string" calcext:value-type="string">
            <text:p>Test no.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Correct (Y/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, e, w, s, nw…</text:p>
          </table:table-cell>
          <table:table-cell office:value-type="string" calcext:value-type="string">
            <text:p>When allowed, move according. Otherwise display “You can’t go that way.”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Display name, description, exits of room, and name artifacts present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Display details of any artifact present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Ordinary artifact don’t do anything unusual. Special ones do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“I don’t understand the word “hello”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Do you wish to leave the Underground (Y/N)? Thank you for visiting.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3">
          <table:table-cell table:style-name="ce3"/>
          <table:table-cell table:style-name="ce6"/>
          <table:table-cell table:style-name="ce7"/>
          <table:table-cell table:style-name="ce6"/>
        </table:table-row>
        <table:table-row table:style-name="ro1">
          <table:table-cell table:style-name="ce3"/>
          <table:table-cell table:style-name="ce6"/>
          <table:table-cell table:style-name="ce7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2:36:19.128256937</meta:creation-date>
    <dc:date>2017-02-23T12:56:14.185142270</dc:date>
    <meta:editing-duration>PT3M41S</meta:editing-duration>
    <meta:editing-cycles>1</meta:editing-cycles>
    <meta:document-statistic meta:table-count="1" meta:cell-count="29" meta:object-count="0"/>
    <meta:generator>LibreOffice/5.3.0.3$Linux_X86_64 LibreOffice_project/30m0$Build-3</meta:generator>
  </office:meta>
</office:document-meta>
</file>